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4b9b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ed6741"/>
    </style:style>
    <style:style style:name="T210" style:family="text">
      <style:text-properties fo:language="en" fo:country="GB" officeooo:rsid="0ff024dc"/>
    </style:style>
    <style:style style:name="T211" style:family="text">
      <style:text-properties officeooo:rsid="0fad59bb"/>
    </style:style>
    <style:style style:name="T21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3" style:family="text">
      <style:text-properties style:text-underline-style="solid" style:text-underline-width="auto" style:text-underline-color="font-color" officeooo:rsid="0ff4a399"/>
    </style:style>
    <style:style style:name="T214" style:family="text">
      <style:text-properties officeooo:rsid="0ffa97b0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5">LTS stands for Long-Term Support, and this April </text:span><text:span text:style-name="Strong_20_Emphasis"><text:span text:style-name="T223"><text:user-field-get style:data-style-name="N0" text:name="Releaseyear">2022</text:user-field-get></text:span></text:span><text:span text:style-name="T216"><text:s/></text:span><text:span text:style-name="Strong_20_Emphasis"><text:span text:style-name="T219"><text:user-field-get text:name="Distro">Ubuntu</text:user-field-get></text:span></text:span><text:span text:style-name="T217"><text:s/></text:span><text:span text:style-name="T220"><text:user-field-get text:name="Version">22.04</text:user-field-get></text:span><text:span text:style-name="T220"><text:s/></text:span><text:span text:style-name="T221">LTS</text:span><text:span text:style-name="T220"> </text:span><text:span text:style-name="Strong_20_Emphasis"><text:span text:style-name="T222"><text:user-field-get text:name="Edition">Server</text:user-field-get></text:span></text:span><text:span text:style-name="T215"><text:s/>(codename jammy) will be supported for 5 years until April 2027, and with an Ubuntu </text:span><text:span text:style-name="T218">P</text:span><text:span text:style-name="T215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7">user</text:span></text:span><text:span text:style-name="T158"><text:tab/><text:tab/></text:span><text:span text:style-name="T168"> <text:tab/><text:tab/><text:tab/> </text:span><text:span text:style-name="T159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1">ull </text:span><text:span text:style-name="T169">na</text:span><text:span text:style-name="T171">me,</text:span><text:span text:style-name="T169"> </text:span><text:span text:style-name="T171">e.g.</text:span><text:span text:style-name="T169"> </text:span><text:span text:style-name="T170">J</text:span><text:span text:style-name="T176">ohn Doe</text:span><text:span text:style-name="T175">]</text:span></text:p>
      <text:p text:style-name="P75"><text:span text:style-name="Definition"><text:span text:style-name="T174">USER</text:span></text:span><text:span text:style-name="Definition"><text:span text:style-name="T206">na</text:span></text:span><text:span text:style-name="Definition"><text:span text:style-name="T208">me</text:span></text:span><text:span text:style-name="T173"><text:tab/><text:tab/><text:tab/> </text:span><text:span text:style-name="T173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0">serv</text:span></text:span><text:span text:style-name="Definition"><text:span text:style-name="T206">ERNA</text:span></text:span><text:span text:style-name="Definition"><text:span text:style-name="T208">me</text:span></text:span><text:span text:style-name="T177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06"><text:s text:c="2"/></text:span><text:span text:style-name="T178">[</text:span><text:span text:style-name="T184">N</text:span><text:span text:style-name="T179">a</text:span><text:span text:style-name="T183">me of the</text:span><text:span text:style-name="T179"> </text:span><text:span text:style-name="T185">server</text:span><text:span text:style-name="T180">, </text:span><text:span text:style-name="T183">e.g.</text:span><text:span text:style-name="T181"> </text:span><text:span text:style-name="T185">sv</text:span><text:span text:style-name="T182">02</text:span><text:span text:style-name="T178">]</text:span></text:p>
      <text:p text:style-name="P6"><text:span text:style-name="Definition"><text:span text:style-name="T187">USER</text:span></text:span><text:span text:style-name="T186"><text:tab/><text:tab/></text:span><text:span text:style-name="T168"> <text:tab/><text:tab/><text:tab/> </text:span><text:span text:style-name="T159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59"><text:s text:c="2"/></text:span><text:span text:style-name="T160">[</text:span><text:span text:style-name="T166">F</text:span><text:span text:style-name="T162">ull </text:span><text:span text:style-name="T163">na</text:span><text:span text:style-name="T164">me</text:span><text:span text:style-name="T163"> possibly </text:span><text:span text:style-name="T167">2</text:span><text:span text:style-name="T200">nd</text:span><text:span text:style-name="T167"> </text:span><text:span text:style-name="T165">user</text:span><text:span text:style-name="T172">]</text:span></text:p>
      <text:p text:style-name="P75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4"><text:tab/><text:tab/><text:tab/> </text:span></text:span><text:span text:style-name="T173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3"><text:s text:c="2"/></text:span><text:span text:style-name="T191">[</text:span><text:span text:style-name="T193">U</text:span><text:span text:style-name="T192">ser</text:span><text:span text:style-name="T190"> </text:span><text:span text:style-name="T196">na</text:span><text:span text:style-name="T197">me</text:span><text:span text:style-name="T196"> possibly </text:span><text:span text:style-name="T199">2</text:span><text:span text:style-name="T201">nd</text:span><text:span text:style-name="T199"> </text:span><text:span text:style-name="T198">user</text:span><text:span text:style-name="T195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784956004" text:style-name="L1">
        <text:list-item>
          <text:p text:style-name="P83"><text:bookmark-start text:name="__RefNumPara__4083_1271708128"/>Prepar<text:span text:style-name="T211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5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21408544712289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6"> </text:span><text:span text:style-name="T212">Esc</text:span><text:span text:style-name="T206">, </text:span><text:span text:style-name="T212">Delete</text:span><text:span text:style-name="T206">, </text:span><text:span text:style-name="T212">F1</text:span><text:span text:style-name="T206">, </text:span><text:span text:style-name="T212">F2</text:span><text:span text:style-name="T206">, </text:span><text:span text:style-name="T212">F9</text:span><text:span text:style-name="T206">, </text:span><text:span text:style-name="T212">F10</text:span><text:span text:style-name="T206">, </text:span><text:span text:style-name="T212">F11</text:span><text:span text:style-name="T206">, </text:span><text:span text:style-name="T209">or </text:span><text:span text:style-name="T212">F12</text:span><text:span text:style-name="T206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2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21408323672996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4">e</text:span>n<text:span text:style-name="T214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3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21408877090110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4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.</text:span></text:span></text:p>
      <text:p text:style-name="P86"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6"> </text:span></text:span><text:span text:style-name="Emphasis"><text:span text:style-name="T157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3T12:14:07.209563688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4:07.098066998</dc:date>
    <meta:keyword>Installatie</meta:keyword>
    <meta:keyword>Checklist</meta:keyword>
    <meta:keyword>Linux</meta:keyword>
    <meta:editing-cycles>6855</meta:editing-cycles>
    <meta:editing-duration>P11DT23H36M4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60" meta:character-count="2923" meta:non-whitespace-character-count="2489"/>
    <meta:user-defined meta:name="Info 1"/>
    <meta:user-defined meta:name="Info 2"/>
    <meta:user-defined meta:name="Info 3"/>
    <meta:user-defined meta:name="Info 4"/>
  </office:meta>
</office:document-meta>
</file>